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aleway" svg:font-family="Raleway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000000" style:font-name="Arial1" style:font-name-complex="Arial2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 style:list-style-name="L2"/>
    <style:style style:name="P6" style:family="paragraph" style:parent-style-name="List_20_Paragraph" style:list-style-name="WWNum1"/>
    <style:style style:name="P7" style:family="paragraph" style:parent-style-name="List_20_Paragraph" style:list-style-name="WWNum3"/>
    <style:style style:name="P8" style:family="paragraph" style:parent-style-name="List_20_Paragraph">
      <style:text-properties fo:font-weight="bold" style:font-weight-asian="bold" style:font-weight-complex="bold"/>
    </style:style>
    <style:style style:name="P9" style:family="paragraph" style:parent-style-name="List_20_Paragraph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10.5pt" style:font-size-asian="10.5pt" style:font-size-complex="10.5pt"/>
    </style:style>
    <style:style style:name="T5" style:family="text">
      <style:text-properties fo:color="#000000" style:font-name="Arial1" style:font-name-complex="Arial2"/>
    </style:style>
    <style:style style:name="T6" style:family="text">
      <style:text-properties fo:color="#000000" style:font-name="Arial1" fo:font-weight="bold" style:font-weight-asian="bold" style:font-name-complex="Arial2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style:font-name="Verdana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Raleway" fo:font-size="13.5pt" fo:letter-spacing="normal" fo:font-style="normal" fo:font-weight="bold"/>
    </style:style>
    <style:style style:name="T11" style:family="text">
      <style:text-properties fo:font-variant="normal" fo:text-transform="none" fo:color="#000000" style:font-name="Raleway" fo:font-size="13.5pt" fo:letter-spacing="normal" fo:font-style="normal" fo:font-weight="normal"/>
    </style:style>
    <style:style style:name="T12" style:family="text">
      <style:text-properties fo:font-variant="normal" fo:text-transform="none" fo:color="#000000" style:font-name="Raleway" fo:font-size="13.5pt" fo:letter-spacing="normal" fo:font-style="normal" fo:font-weight="normal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sign Pattern</text:span></text:p>
      <text:p text:style-name="P1"/>
      <text:list xml:id="list8040727025179586204" text:style-name="WWNum1">
        <text:list-item>
          <text:p text:style-name="P6"><text:span text:style-name="T2">Design pattern</text:span></text:p>
          <text:list>
            <text:list-item>
              <text:p text:style-name="P6"><text:span text:style-name="T4">A design patterns are </text:span><text:span text:style-name="T9">well-proved solution</text:span><text:span text:style-name="T4"> for solving the specific problem/task.</text:span></text:p>
            </text:list-item>
          </text:list>
        </text:list-item>
      </text:list>
      <text:p text:style-name="P3"/>
      <text:p text:style-name="P3"/>
      <text:list xml:id="list31539325" text:continue-numbering="true" text:style-name="WWNum1">
        <text:list-item>
          <text:p text:style-name="P6"><text:span text:style-name="T1">Factory Design Pattern</text:span></text:p>
          <text:list>
            <text:list-item>
              <text:list>
                <text:list-item>
                  <text:p text:style-name="P6"><text:span text:style-name="T3">In Factory pattern, we create object without exposing the creation logic to the client and refer to newly created object using a common interface</text:span></text:p>
                </text:list-item>
              </text:list>
            </text:list-item>
          </text:list>
        </text:list-item>
      </text:list>
      <text:p text:style-name="P1"/>
      <text:p text:style-name="Standard"/>
      <text:p text:style-name="Standard"><text:span text:style-name="T1"><text:s/>Shape.java</text:span></text:p>
      <text:p text:style-name="Standard"/>
      <text:p text:style-name="Standard">public interface Shape {</text:p>
      <text:p text:style-name="Standard"><text:s text:c="3"/>void draw();</text:p>
      <text:p text:style-name="Standard">}</text:p>
      <text:p text:style-name="Standard"/>
      <text:p text:style-name="Standard"><text:span text:style-name="T1">Rectangle.java</text:span></text:p>
      <text:p text:style-name="Standard"/>
      <text:p text:style-name="Standard">public class Rectangle implements Shape {</text:p>
      <text:p text:style-name="Standard"/>
      <text:p text:style-name="Standard"><text:s text:c="3"/>@Override</text:p>
      <text:p text:style-name="Standard"><text:s text:c="3"/>public void draw() {</text:p>
      <text:p text:style-name="Standard"><text:s text:c="6"/>System.out.println("Inside Rectangle::draw() method.");</text:p>
      <text:p text:style-name="Standard"><text:s text:c="3"/>}</text:p>
      <text:p text:style-name="Standard">}</text:p>
      <text:p text:style-name="Standard"/>
      <text:p text:style-name="Standard"><text:soft-page-break/><text:span text:style-name="T1">Square.java</text:span></text:p>
      <text:p text:style-name="Standard"/>
      <text:p text:style-name="Standard">public class Square implements Shape {</text:p>
      <text:p text:style-name="Standard"/>
      <text:p text:style-name="Standard"><text:s text:c="3"/>@Override</text:p>
      <text:p text:style-name="Standard"><text:s text:c="3"/>public void draw() {</text:p>
      <text:p text:style-name="Standard"><text:s text:c="6"/>System.out.println("Inside Square::draw() method.");</text:p>
      <text:p text:style-name="Standard"><text:s text:c="3"/>}</text:p>
      <text:p text:style-name="Standard">}</text:p>
      <text:p text:style-name="Standard"><text:span text:style-name="T1">Circle.java</text:span></text:p>
      <text:p text:style-name="Standard"/>
      <text:p text:style-name="Standard">public class Circle implements Shape {</text:p>
      <text:p text:style-name="Standard"/>
      <text:p text:style-name="Standard"><text:s text:c="3"/>@Override</text:p>
      <text:p text:style-name="Standard"><text:s text:c="3"/>public void draw() {</text:p>
      <text:p text:style-name="Standard"><text:s text:c="6"/>System.out.println("Inside Circle::draw() method.");</text:p>
      <text:p text:style-name="Standard"><text:s text:c="3"/>}</text:p>
      <text:p text:style-name="Standard">}</text:p>
      <text:p text:style-name="Standard"><text:span text:style-name="T1">Step 3</text:span></text:p>
      <text:p text:style-name="Standard">Create a Factory to generate object of concrete class based on given information.</text:p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1">ShapeFactory.java</text:span></text:p>
      <text:p text:style-name="Standard"/>
      <text:p text:style-name="Standard">public class ShapeFactory {</text:p>
      <text:p text:style-name="Standard"><text:tab/></text:p>
      <text:p text:style-name="Standard"><text:s text:c="3"/>//use getShape method to get object of type shape </text:p>
      <text:p text:style-name="Standard"><text:s text:c="3"/>public Shape getShape(String shapeType){</text:p>
      <text:p text:style-name="Standard"><text:s text:c="6"/>if(shapeType == null){</text:p>
      <text:p text:style-name="Standard"><text:s text:c="9"/>return null;</text:p>
      <text:p text:style-name="Standard"><text:s text:c="6"/>}<text:tab/><text:tab/></text:p>
      <text:p text:style-name="Standard"><text:s text:c="6"/>if(shapeType.equalsIgnoreCase("CIRCLE")){</text:p>
      <text:p text:style-name="Standard"><text:s text:c="9"/>return new Circle();</text:p>
      <text:p text:style-name="Standard"><text:s text:c="9"/></text:p>
      <text:p text:style-name="Standard"><text:s text:c="6"/>} else if(shapeType.equalsIgnoreCase("RECTANGLE")){</text:p>
      <text:p text:style-name="Standard"><text:s text:c="9"/>return new Rectangle();</text:p>
      <text:p text:style-name="Standard"><text:s text:c="9"/></text:p>
      <text:p text:style-name="Standard"><text:s text:c="6"/>} else if(shapeType.equalsIgnoreCase("SQUARE")){</text:p>
      <text:p text:style-name="Standard"><text:s text:c="9"/>return new Square();</text:p>
      <text:p text:style-name="Standard"><text:s text:c="6"/>}</text:p>
      <text:p text:style-name="Standard"><text:s text:c="6"/></text:p>
      <text:p text:style-name="Standard"><text:s text:c="6"/>return null;</text:p>
      <text:p text:style-name="Standard"><text:s text:c="3"/>}</text:p>
      <text:p text:style-name="Standard"><text:soft-page-break/>}</text:p>
      <text:p text:style-name="Standard"/>
      <text:p text:style-name="Standard"><text:span text:style-name="T1">Singleton Design Pattern</text:span></text:p>
      <text:p text:style-name="Standard"><text:span text:style-name="T5">This pattern involves a single class which </text:span><text:span text:style-name="T6">is responsible to create an object while making sure that only single object</text:span><text:span text:style-name="T5"> gets created. </text:span></text:p>
      <text:p text:style-name="P2"/>
      <text:p text:style-name="Standard">public class SingleObject {</text:p>
      <text:p text:style-name="Standard"/>
      <text:p text:style-name="Standard"><text:s text:c="3"/>//create an object of SingleObject</text:p>
      <text:p text:style-name="Standard"><text:s text:c="3"/>private static SingleObject instance = new SingleObject();</text:p>
      <text:p text:style-name="Standard"/>
      <text:p text:style-name="Standard"><text:s text:c="3"/>//make the constructor private so that this class cannot be</text:p>
      <text:p text:style-name="Standard"><text:s text:c="3"/>//instantiated</text:p>
      <text:p text:style-name="Standard"><text:s text:c="3"/>private SingleObject(){}</text:p>
      <text:p text:style-name="Standard"/>
      <text:p text:style-name="Standard"><text:s text:c="3"/>//Get the only object available</text:p>
      <text:p text:style-name="Standard"><text:s text:c="3"/>public static SingleObject getInstance(){</text:p>
      <text:p text:style-name="Standard"><text:s text:c="6"/>return instance;</text:p>
      <text:p text:style-name="Standard"><text:s text:c="3"/>}</text:p>
      <text:p text:style-name="Standard"/>
      <text:p text:style-name="Standard"><text:s text:c="3"/>public void showMessage(){</text:p>
      <text:p text:style-name="Standard"><text:s text:c="6"/>System.out.println("Hello World!");</text:p>
      <text:p text:style-name="Standard"><text:s text:c="3"/>}</text:p>
      <text:p text:style-name="Standard">}</text:p>
      <text:p text:style-name="Standard"/>
      <text:p text:style-name="Standard"/>
      <text:p text:style-name="Standard"><text:soft-page-break/></text:p>
      <text:p text:style-name="Standard"><text:span text:style-name="T1">Proto Type Design Pattern</text:span></text:p>
      <text:list xml:id="list1358835653795120849" text:style-name="WWNum3">
        <text:list-item>
          <text:p text:style-name="P7"><text:span text:style-name="T3">Prototype pattern refers to </text:span><text:span text:style-name="T7">creating duplicate object</text:span><text:span text:style-name="T3"> while keeping performance in mind. </text:span></text:p>
        </text:list-item>
        <text:list-item>
          <text:p text:style-name="P7"><text:span text:style-name="T3">This pattern is used when creation of object directly is costly. </text:span></text:p>
          <text:list>
            <text:list-item>
              <text:p text:style-name="P7"><text:bookmark text:name="Bookmark"/><text:span text:style-name="T3">For example, an object is to be created after a costly database operation.</text:span></text:p>
            </text:list-item>
          </text:list>
        </text:list-item>
      </text:list>
      <text:p text:style-name="List_20_Paragraph"><text:span text:style-name="T3"/></text:p>
      <text:p text:style-name="P8"><text:span text:style-name="T3">Solid Principle</text:span></text:p>
      <text:list xml:id="list7994889578445479544" text:style-name="L2">
        <text:list-item>
          <text:p text:style-name="P5"><text:span text:style-name="Strong_20_Emphasis"><text:span text:style-name="T10">S</text:span></text:span><text:span text:style-name="T12">ingle Responsibility</text:span></text:p>
        </text:list-item>
        <text:list-item>
          <text:p text:style-name="P5"><text:span text:style-name="Strong_20_Emphasis"><text:span text:style-name="T10">O</text:span></text:span><text:span text:style-name="T11">pen/Closed</text:span></text:p>
        </text:list-item>
        <text:list-item>
          <text:p text:style-name="P5"><text:span text:style-name="Strong_20_Emphasis"><text:span text:style-name="T10">L</text:span></text:span><text:span text:style-name="T11">iskov Substitution</text:span></text:p>
        </text:list-item>
        <text:list-item>
          <text:p text:style-name="P5"><text:span text:style-name="Strong_20_Emphasis"><text:span text:style-name="T10">I</text:span></text:span><text:span text:style-name="T11">nterface Segregation</text:span></text:p>
        </text:list-item>
        <text:list-item>
          <text:p text:style-name="P5"><text:span text:style-name="Strong_20_Emphasis"><text:span text:style-name="T10">D</text:span></text:span><text:span text:style-name="T11">ependency Inversion</text:span></text:p>
          <text:p text:style-name="P9"><text:span text:style-name="T3"/></text:p>
        </text:list-item>
      </text:list>
      <text:p text:style-name="List_20_Paragraph"><text:span text:style-name="T3"/></text:p>
      <text:p text:style-name="List_20_Paragraph"><text:span text:style-name="T3"/></text:p>
      <text:p text:style-name="List_20_Paragraph"><text:span text:style-name="T3"/></text:p>
      <text:p text:style-name="List_20_Paragraph"><text:span text:style-name="T3"/></text:p>
      <text:p text:style-name="List_20_Paragraph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aleway" svg:font-family="Raleway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in" fo:text-indent="0in" style:auto-text-indent="false"/>
      <style:text-properties style:font-name="Arial1" fo:language="en" fo:country="none" style:font-name-asian="Arial2" style:font-name-complex="Arial2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ushar</meta:initial-creator>
    <meta:editing-cycles>8</meta:editing-cycles>
    <meta:creation-date>2021-05-26T15:25:00</meta:creation-date>
    <dc:date>2021-06-02T11:30:24</dc:date>
    <meta:editing-duration>PT2M31S</meta:editing-duration>
    <meta:generator>OpenOffice/4.1.7$Win32 OpenOffice.org_project/417m1$Build-9800</meta:generator>
    <meta:document-statistic meta:table-count="0" meta:image-count="0" meta:object-count="0" meta:page-count="5" meta:paragraph-count="79" meta:word-count="292" meta:character-count="23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